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f6b3" officeooo:paragraph-rsid="0003f6b3"/>
    </style:style>
    <style:style style:name="P2" style:family="paragraph" style:parent-style-name="Standard">
      <style:text-properties officeooo:rsid="0006a3aa" officeooo:paragraph-rsid="0006a3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ci n'est pas un exercice</text:p>
      <text:p text:style-name="P1"/>
      <text:p text:style-name="P2">htfhf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0:28:09.602433864</meta:creation-date>
    <dc:date>2020-01-16T11:06:05.820624882</dc:date>
    <meta:editing-duration>PT5M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6" meta:character-count="33" meta:non-whitespace-character-count="29"/>
  </office:meta>
</office:document-meta>
</file>